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fo:font-weight="bold" officeooo:rsid="001b4363" officeooo:paragraph-rsid="001b4363" style:font-weight-asian="bold" style:font-weight-complex="bold"/>
    </style:style>
    <style:style style:name="P2" style:family="paragraph" style:parent-style-name="Standard">
      <style:paragraph-properties fo:margin-top="0.0398in" fo:margin-bottom="0.0398in" loext:contextual-spacing="false"/>
      <style:text-properties fo:font-style="italic" fo:font-weight="normal" officeooo:rsid="001b4363" officeooo:paragraph-rsid="001b4363" style:font-style-asian="italic" style:font-weight-asian="normal" style:font-style-complex="italic" style:font-weight-complex="normal"/>
    </style:style>
    <style:style style:name="P3" style:family="paragraph" style:parent-style-name="Standard">
      <style:paragraph-properties fo:margin-top="0.0398in" fo:margin-bottom="0.0398in" loext:contextual-spacing="false"/>
      <style:text-properties fo:font-style="italic" fo:font-weight="normal" officeooo:rsid="001b4363" officeooo:paragraph-rsid="001d0043" style:font-style-asian="italic" style:font-weight-asian="normal" style:font-style-complex="italic" style:font-weight-complex="normal"/>
    </style:style>
    <style:style style:name="P4" style:family="paragraph" style:parent-style-name="Standard">
      <style:paragraph-properties fo:margin-top="0.0398in" fo:margin-bottom="0.0398in" loext:contextual-spacing="false"/>
      <style:text-properties fo:font-style="italic" fo:font-weight="bold" officeooo:rsid="001b4363" officeooo:paragraph-rsid="001b4363" style:font-style-asian="italic" style:font-weight-asian="bold" style:font-style-complex="italic" style:font-weight-complex="bold"/>
    </style:style>
    <style:style style:name="P5" style:family="paragraph" style:parent-style-name="Standard">
      <style:paragraph-properties fo:margin-top="0.0398in" fo:margin-bottom="0.0398in" loext:contextual-spacing="false"/>
      <style:text-properties fo:font-style="italic" officeooo:rsid="001bf53f" officeooo:paragraph-rsid="001bf53f" style:font-style-asian="italic" style:font-style-complex="italic"/>
    </style:style>
    <style:style style:name="P6" style:family="paragraph" style:parent-style-name="Standard">
      <style:paragraph-properties fo:margin-top="0.0398in" fo:margin-bottom="0.0398in" loext:contextual-spacing="false"/>
      <style:text-properties officeooo:paragraph-rsid="001b4363"/>
    </style:style>
    <style:style style:name="P7" style:family="paragraph" style:parent-style-name="Standard">
      <style:paragraph-properties fo:margin-top="0.0398in" fo:margin-bottom="0.0398in" loext:contextual-spacing="false"/>
      <style:text-properties officeooo:rsid="001bf53f" officeooo:paragraph-rsid="001bf53f"/>
    </style:style>
    <style:style style:name="P8" style:family="paragraph" style:parent-style-name="Standard">
      <style:paragraph-properties fo:margin-top="0.0398in" fo:margin-bottom="0.0398in" loext:contextual-spacing="false"/>
      <style:text-properties fo:font-style="normal" fo:font-weight="normal" officeooo:rsid="001b4363" officeooo:paragraph-rsid="001b4363" style:font-style-asian="normal" style:font-weight-asian="normal" style:font-style-complex="normal" style:font-weight-complex="normal"/>
    </style:style>
    <style:style style:name="P9" style:family="paragraph" style:parent-style-name="Standard">
      <style:paragraph-properties fo:margin-top="0.0398in" fo:margin-bottom="0.0398in" loext:contextual-spacing="false"/>
      <style:text-properties fo:font-style="normal" fo:font-weight="normal" officeooo:rsid="001bf53f" officeooo:paragraph-rsid="001bf53f" style:font-style-asian="normal" style:font-weight-asian="normal" style:font-style-complex="normal" style:font-weight-complex="normal"/>
    </style:style>
    <style:style style:name="P10" style:family="paragraph" style:parent-style-name="Standard">
      <style:paragraph-properties fo:margin-top="0.0398in" fo:margin-bottom="0.0398in" loext:contextual-spacing="false"/>
      <style:text-properties fo:font-style="normal" fo:font-weight="bold" officeooo:rsid="001b4363" officeooo:paragraph-rsid="001b4363" style:font-style-asian="normal" style:font-weight-asian="bold" style:font-style-complex="normal" style:font-weight-complex="bold"/>
    </style:style>
    <style:style style:name="P11" style:family="paragraph" style:parent-style-name="Standard">
      <style:paragraph-properties fo:margin-top="0.0398in" fo:margin-bottom="0.0398in" loext:contextual-spacing="false"/>
      <style:text-properties fo:font-style="normal" fo:font-weight="bold" officeooo:rsid="001f304e" officeooo:paragraph-rsid="001f304e" style:font-style-asian="normal" style:font-weight-asian="bold" style:font-style-complex="normal" style:font-weight-complex="bold"/>
    </style:style>
    <style:style style:name="P12" style:family="paragraph" style:parent-style-name="Standard">
      <style:paragraph-properties fo:margin-top="0.0398in" fo:margin-bottom="0.0398in" loext:contextual-spacing="false"/>
      <style:text-properties fo:font-style="italic" fo:font-weight="bold" officeooo:rsid="001f304e" officeooo:paragraph-rsid="001f304e" style:font-style-asian="italic" style:font-weight-asian="bold" style:font-style-complex="italic" style:font-weight-complex="bold"/>
    </style:style>
    <style:style style:name="P13" style:family="paragraph" style:parent-style-name="Standard">
      <style:paragraph-properties fo:margin-top="0.0398in" fo:margin-bottom="0.0398in" loext:contextual-spacing="false"/>
      <style:text-properties fo:font-style="italic" fo:font-weight="bold" officeooo:rsid="001f304e" officeooo:paragraph-rsid="002031a3" style:font-style-asian="italic" style:font-weight-asian="bold" style:font-style-complex="italic" style:font-weight-complex="bold"/>
    </style:style>
    <style:style style:name="P14" style:family="paragraph" style:parent-style-name="Standard">
      <style:paragraph-properties fo:margin-top="0.0398in" fo:margin-bottom="0.0398in" loext:contextual-spacing="false"/>
      <style:text-properties fo:font-style="italic" fo:font-weight="bold" officeooo:rsid="001f3e5d" officeooo:paragraph-rsid="001f3e5d" style:font-style-asian="italic" style:font-weight-asian="bold" style:font-style-complex="italic" style:font-weight-complex="bold"/>
    </style:style>
    <style:style style:name="P15" style:family="paragraph" style:parent-style-name="Standard">
      <style:paragraph-properties fo:margin-top="0.0398in" fo:margin-bottom="0.0398in" loext:contextual-spacing="false"/>
      <style:text-properties fo:font-style="italic" fo:font-weight="bold" officeooo:rsid="002031a3" officeooo:paragraph-rsid="002031a3" style:font-style-asian="italic" style:font-weight-asian="bold" style:font-style-complex="italic" style:font-weight-complex="bold"/>
    </style:style>
    <style:style style:name="P16" style:family="paragraph" style:parent-style-name="Standard">
      <style:paragraph-properties fo:margin-top="0.0398in" fo:margin-bottom="0.0398in" loext:contextual-spacing="false"/>
      <style:text-properties fo:font-style="italic" fo:font-weight="bold" officeooo:rsid="0021516d" officeooo:paragraph-rsid="0021516d" style:font-style-asian="italic" style:font-weight-asian="bold" style:font-style-complex="italic" style:font-weight-complex="bold"/>
    </style:style>
    <style:style style:name="P17" style:family="paragraph" style:parent-style-name="Standard">
      <style:paragraph-properties fo:margin-top="0.0398in" fo:margin-bottom="0.0398in" loext:contextual-spacing="false"/>
      <style:text-properties fo:font-style="italic" officeooo:paragraph-rsid="002031a3" style:font-style-asian="italic" style:font-style-complex="italic"/>
    </style:style>
    <style:style style:name="P18" style:family="paragraph" style:parent-style-name="Standard">
      <style:paragraph-properties fo:margin-top="0.0398in" fo:margin-bottom="0.0398in" loext:contextual-spacing="false"/>
      <style:text-properties officeooo:paragraph-rsid="002031a3"/>
    </style:style>
    <style:style style:name="T1" style:family="text">
      <style:text-properties fo:font-style="normal" style:font-style-asian="normal" style:font-style-complex="normal"/>
    </style:style>
    <style:style style:name="T2" style:family="text">
      <style:text-properties fo:font-style="normal" officeooo:rsid="001d0043" style:font-style-asian="normal" style:font-style-complex="normal"/>
    </style:style>
    <style:style style:name="T3" style:family="text">
      <style:text-properties fo:font-style="normal" officeooo:rsid="001f3e5d" style:font-style-asian="normal" style:font-style-complex="normal"/>
    </style:style>
    <style:style style:name="T4" style:family="text">
      <style:text-properties fo:font-style="normal" officeooo:rsid="002031a3" style:font-style-asian="normal" style:font-style-complex="normal"/>
    </style:style>
    <style:style style:name="T5" style:family="text">
      <style:text-properties fo:font-style="normal" officeooo:rsid="0021516d" style:font-style-asian="normal" style:font-style-complex="normal"/>
    </style:style>
    <style:style style:name="T6" style:family="text">
      <style:text-properties fo:font-style="normal" officeooo:rsid="0022a4eb" style:font-style-asian="normal" style:font-style-complex="normal"/>
    </style:style>
    <style:style style:name="T7" style:family="text">
      <style:text-properties fo:font-style="normal" officeooo:rsid="0022d4b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4363" style:font-style-asian="normal" style:font-weight-asian="normal" style:font-style-complex="normal" style:font-weight-complex="normal"/>
    </style:style>
    <style:style style:name="T10" style:family="text">
      <style:text-properties fo:font-style="normal" fo:font-weight="normal" officeooo:rsid="001f3e5d" style:font-style-asian="normal" style:font-weight-asian="normal" style:font-style-complex="normal" style:font-weight-complex="normal"/>
    </style:style>
    <style:style style:name="T11" style:family="text">
      <style:text-properties fo:font-style="normal" fo:font-weight="normal" officeooo:rsid="002031a3" style:font-style-asian="normal" style:font-weight-asian="normal" style:font-style-complex="normal" style:font-weight-complex="normal"/>
    </style:style>
    <style:style style:name="T12" style:family="text">
      <style:text-properties fo:font-style="normal" fo:font-weight="normal" officeooo:rsid="0021516d" style:font-style-asian="normal" style:font-weight-asian="normal" style:font-style-complex="normal" style:font-weight-complex="normal"/>
    </style:style>
    <style:style style:name="T13" style:family="text">
      <style:text-properties fo:font-style="normal" fo:font-weight="normal" officeooo:rsid="0022a4eb" style:font-style-asian="normal" style:font-weight-asian="normal" style:font-style-complex="normal" style:font-weight-complex="normal"/>
    </style:style>
    <style:style style:name="T14" style:family="text">
      <style:text-properties fo:font-style="normal" fo:font-weight="normal" officeooo:rsid="0022d4be" style:font-style-asian="normal" style:font-weight-asian="normal" style:font-style-complex="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b4363" style:font-style-asian="italic" style:font-weight-asian="normal" style:font-style-complex="italic" style:font-weight-complex="normal"/>
    </style:style>
    <style:style style:name="T17" style:family="text">
      <style:text-properties fo:font-style="italic" fo:font-weight="normal" officeooo:rsid="0021516d" style:font-style-asian="italic" style:font-weight-asian="normal" style:font-style-complex="italic"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f3e5d" style:font-weight-asian="normal" style:font-weight-complex="normal"/>
    </style:style>
    <style:style style:name="T20" style:family="text">
      <style:text-properties fo:font-weight="normal" officeooo:rsid="002031a3" style:font-weight-asian="normal" style:font-weight-complex="normal"/>
    </style:style>
    <style:style style:name="T21" style:family="text">
      <style:text-properties fo:font-weight="normal" officeooo:rsid="0021516d" style:font-weight-asian="normal" style:font-weight-complex="normal"/>
    </style:style>
    <style:style style:name="T22" style:family="text">
      <style:text-properties fo:font-weight="normal" officeooo:rsid="0022a4eb" style:font-weight-asian="normal" style:font-weight-complex="normal"/>
    </style:style>
    <style:style style:name="T23" style:family="text">
      <style:text-properties fo:font-weight="normal" officeooo:rsid="0022d4be" style:font-weight-asian="normal" style:font-weight-complex="normal"/>
    </style:style>
    <style:style style:name="T24" style:family="text">
      <style:text-properties officeooo:rsid="001d00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amp; GitHub Random Notes (Academind)</text:p>
      <text:p text:style-name="P8"/>
      <text:p text:style-name="P2"><text:span text:style-name="T24">pwd</text:span><text:span text:style-name="T2">: Print Working Directory, where you are</text:span></text:p>
      <text:p text:style-name="P2"><text:span text:style-name="T24">ls</text:span><text:span text:style-name="T2">: lists items</text:span></text:p>
      <text:p text:style-name="P2"><text:span text:style-name="T24">cd</text:span><text:span text:style-name="T2">: change directory. </text:span><text:span text:style-name="T24">cd</text:span><text:span text:style-name="T2"> / : root directory, </text:span><text:span text:style-name="T24">cd /Users</text:span><text:span text:style-name="T2">: users directory, </text:span><text:span text:style-name="T24">cd ~</text:span><text:span text:style-name="T2">: home directory</text:span></text:p>
      <text:p text:style-name="P4"><text:span text:style-name="T18">mkdir</text:span><text:span text:style-name="T8">: Make Directory (create a folder)</text:span></text:p>
      <text:p text:style-name="P2">touch: <text:span text:style-name="T1">It is for touching an existing file, if it does not exist it creates it</text:span></text:p>
      <text:p text:style-name="P2">rm<text:span text:style-name="T1">: Remove a file, it’s totally gone, no way to access it on trash</text:span></text:p>
      <text:p text:style-name="P2">rmdir<text:span text:style-name="T1">: Remove a folder, but it does not remove when it has content</text:span></text:p>
      <text:p text:style-name="P2"><text:span text:style-name="T24">cp origin/file destination/ :</text:span><text:span text:style-name="T2"> You should be on the upper folder of the origin and destination folder</text:span></text:p>
      <text:p text:style-name="P3"><text:span text:style-name="T24">cp -r origin/ destination/ :</text:span><text:span text:style-name="T2"> This is to copy the entire folder content to the destination, if you omit the / on the origin it will copy the folder inside the destination folder</text:span></text:p>
      <text:p text:style-name="P3"><text:span text:style-name="T24">mv origin/file destination/ : </text:span><text:span text:style-name="T2">To move files, and also you can move whole folders</text:span></text:p>
      <text:p text:style-name="P3"><text:span text:style-name="T24">mv file newFile</text:span><text:span text:style-name="T2">: So if it is not pointing to another folder but to the same, it renames the file</text:span></text:p>
      <text:p text:style-name="P10">Flags (added after a command)</text:p>
      <text:p text:style-name="P4"><text:span text:style-name="T18">ls -s</text:span><text:span text:style-name="T8">: lists with the size of the files</text:span></text:p>
      <text:p text:style-name="P6"><text:span text:style-name="T16">ls -l</text:span><text:span text:style-name="T9">: lists with long format, additional data like creator, cration date, etc</text:span></text:p>
      <text:p text:style-name="P7"><text:span text:style-name="T9">T</text:span><text:span text:style-name="T8">here are a lot of flags, you can look at them with </text:span><text:span text:style-name="T15">man</text:span><text:span text:style-name="T8"> and the command next to it: </text:span><text:span text:style-name="T15">man ls</text:span></text:p>
      <text:p text:style-name="P5"><text:span text:style-name="T18">rm -r [folder name]: </text:span><text:span text:style-name="T8">Removes the folder including content (not sure if the folder name is necessary, looks like it is)</text:span></text:p>
      <text:p text:style-name="P9"/>
      <text:p text:style-name="P11">Saltar entre commits</text:p>
      <text:p text:style-name="P11"><text:span text:style-name="T18">con </text:span><text:span text:style-name="T15">git log</text:span><text:span text:style-name="T18"> puedes ver el id de cada commit, con </text:span><text:span text:style-name="T15">git checkout [id del commit]</text:span><text:span text:style-name="T18"> te vas a ese commit, tanto los files como al hacer </text:span><text:span text:style-name="T15">git log</text:span><text:span text:style-name="T18"> todo vuelve a ese momento de la branch, para regresar solo poner </text:span><text:span text:style-name="T15">git checout [branch]</text:span><text:span text:style-name="T18"> (en el ejemplo esta en master, yo supongo que es igual para cualquier branch</text:span></text:p>
      <text:p text:style-name="P11"><text:span text:style-name="T18"/></text:p>
      <text:p text:style-name="P11">Branches</text:p>
      <text:p text:style-name="P12"><text:span text:style-name="T18">git branch</text:span><text:span text:style-name="T8">: muestra las diferentes branches</text:span></text:p>
      <text:p text:style-name="P12"><text:span text:style-name="T18">git branch [nombre]</text:span><text:span text:style-name="T8">: crea una rama con ese nombre</text:span></text:p>
      <text:p text:style-name="P12"><text:span text:style-name="T18">git checkout [branch]</text:span><text:span text:style-name="T8">: se mueve a esa rama</text:span></text:p>
      <text:p text:style-name="P12"><text:span text:style-name="T18">git checkout -b [nombre]</text:span><text:span text:style-name="T8">: hace los dos ultimos comando de una, crea y mueve</text:span></text:p>
      <text:p text:style-name="P12"><text:span text:style-name="T19">git switch</text:span><text:span text:style-name="T10">: es lo mismo que checout, mueve a otra rama</text:span></text:p>
      <text:p text:style-name="P12"><text:span text:style-name="T19">git switch -c [nombre]</text:span><text:span text:style-name="T10">: crea y se va a una nueva rama</text:span></text:p>
      <text:p text:style-name="P12"><text:span text:style-name="T20">git ls-files</text:span><text:span text:style-name="T11">: shows the files on the staging area</text:span></text:p>
      <text:p text:style-name="P12"><text:span text:style-name="T10"/></text:p>
      <text:p text:style-name="P12"><text:span text:style-name="T3">Merging</text:span></text:p>
      <text:p text:style-name="P14"><text:span text:style-name="T8">Note that you need to be at the main branch where the changes should be added</text:span></text:p>
      <text:p text:style-name="P14"><text:soft-page-break/><text:span text:style-name="T18">git merge [branch]</text:span><text:span text:style-name="T8">: Unira dicha rama en cuestion a la que estamos ahora</text:span></text:p>
      <text:p text:style-name="P14"><text:span text:style-name="T8"/></text:p>
      <text:p text:style-name="P14"><text:span text:style-name="T1">HEAD</text:span></text:p>
      <text:p text:style-name="P14"><text:span text:style-name="T8">Apunta al ultimo commit de la rama que quieras</text:span></text:p>
      <text:p text:style-name="P14"><text:span text:style-name="T8">Deattached Head, es cuando nos vamos (</text:span><text:span text:style-name="T18">git checout [id]</text:span><text:span text:style-name="T8">) a cierto commit que ya no es el ultimo o sea la verdadera Head</text:span></text:p>
      <text:p text:style-name="P14"><text:span text:style-name="T8"/></text:p>
      <text:p text:style-name="P14"><text:span text:style-name="T4">Delete</text:span></text:p>
      <text:p text:style-name="P13"><text:span text:style-name="T20">git ls-files</text:span><text:span text:style-name="T11">: shows the files on the staging area</text:span></text:p>
      <text:p text:style-name="P15"><text:span text:style-name="T8">If you delete manually a file, it will still be on the stagin area, you can </text:span><text:span text:style-name="T18">git add</text:span><text:span text:style-name="T8"> . or </text:span><text:span text:style-name="T18">git rm [name]</text:span><text:span text:style-name="T8"> </text:span><text:span text:style-name="T12">and it will stage the deletion</text:span></text:p>
      <text:p text:style-name="P18"><text:span text:style-name="T17">git clean -dn</text:span><text:span text:style-name="T12">: this will show you what untracked files can be deleted with the next comand</text:span></text:p>
      <text:p text:style-name="P17"><text:span text:style-name="T21">git clean -df</text:span><text:span text:style-name="T12">: this sill delete the untracked files</text:span></text:p>
      <text:p text:style-name="P15"><text:span text:style-name="T12"/></text:p>
      <text:p text:style-name="P15"><text:span text:style-name="T5">Revert unstaged changes</text:span></text:p>
      <text:p text:style-name="P16"><text:span text:style-name="T8">To revert the changes on the branch you are in, you can use </text:span><text:span text:style-name="T18">git checkout</text:span><text:span text:style-name="T8"> and add the name of the specific file, so that file will revert all changes until the last commit, you can also use a dot to do it for all the files in the current brnach</text:span></text:p>
      <text:p text:style-name="P16"><text:span text:style-name="T18">git restore</text:span><text:span text:style-name="T8">: does exactly the same, and with the file name or the dot.</text:span></text:p>
      <text:p text:style-name="P16"><text:span text:style-name="T8"/></text:p>
      <text:p text:style-name="P16"><text:span text:style-name="T6">Revert staged changes</text:span></text:p>
      <text:p text:style-name="P16"><text:span text:style-name="T22">git reset [file]</text:span><text:span text:style-name="T13">: So it unstages the changes, and then the </text:span><text:span text:style-name="T22">git checkout [file]</text:span><text:span text:style-name="T13"> as learned before to delete chagnes</text:span></text:p>
      <text:p text:style-name="P16"><text:span text:style-name="T22">git restore –stages [file]</text:span><text:span text:style-name="T13">: it unstages the changes and then </text:span><text:span text:style-name="T22">git checkout [file]</text:span><text:span text:style-name="T13"> to delete it</text:span></text:p>
      <text:p text:style-name="P16"><text:span text:style-name="T13"/></text:p>
      <text:p text:style-name="P16"><text:span text:style-name="T6">Revert commits</text:span></text:p>
      <text:p text:style-name="P16"><text:span text:style-name="T22">git reset --soft HEAD~1</text:span><text:span text:style-name="T13">: this will undo the last commit, if you set another number at the end you go back that many commits, but notice that the changes will prevail in the staging area</text:span></text:p>
      <text:p text:style-name="P16"><text:span text:style-name="T22">git reset HEAD~1</text:span><text:span text:style-name="T13">: this will undo the last commit and also unstage the </text:span><text:span text:style-name="T14">files</text:span></text:p>
      <text:p text:style-name="P16"><text:span text:style-name="T23">git reset --hard HEAD~1</text:span><text:span text:style-name="T14">: this will undo the last commit, unstage the files and remove from working directory</text:span></text:p>
      <text:p text:style-name="P16"><text:span text:style-name="T14"/></text:p>
      <text:p text:style-name="P16"><text:span text:style-name="T7">Delete Branches</text:span></text:p>
      <text:p text:style-name="P16"><text:span text:style-name="T23">git branch -d</text:span><text:span text:style-name="T14">: will let ou delete the branch if it is already merged</text:span></text:p>
      <text:p text:style-name="P16"><text:span text:style-name="T23">git branch -D</text:span><text:span text:style-name="T14">: force the deletion</text:span></text:p>
      <text:p text:style-name="P16"><text:span text:style-name="T14"/></text:p>
      <text:p text:style-name="P16"><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4:11:05.320956039</meta:creation-date>
    <dc:date>2021-11-23T14:29:07.478311135</dc:date>
    <meta:editing-duration>PT25M16S</meta:editing-duration>
    <meta:editing-cycles>2</meta:editing-cycles>
    <meta:generator>LibreOffice/6.4.7.2$Linux_X86_64 LibreOffice_project/40$Build-2</meta:generator>
    <meta:document-statistic meta:table-count="0" meta:image-count="0" meta:object-count="0" meta:page-count="2" meta:paragraph-count="51" meta:word-count="693" meta:character-count="3649" meta:non-whitespace-character-count="3009"/>
  </office:meta>
</office:document-meta>
</file>